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063in" table:align="left"/>
    </style:style>
    <style:style style:name="Table1.A" style:family="table-column">
      <style:table-column-properties style:column-width="5.5729in"/>
    </style:style>
    <style:style style:name="Table1.B" style:family="table-column">
      <style:table-column-properties style:column-width="0.9271in"/>
    </style:style>
    <style:style style:name="Table1.C" style:family="table-column">
      <style:table-column-properties style:column-width="0.4063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063in" table:align="left"/>
    </style:style>
    <style:style style:name="Table2.A" style:family="table-column">
      <style:table-column-properties style:column-width="5.5729in"/>
    </style:style>
    <style:style style:name="Table2.B" style:family="table-column">
      <style:table-column-properties style:column-width="0.9271in"/>
    </style:style>
    <style:style style:name="Table2.C" style:family="table-column">
      <style:table-column-properties style:column-width="0.4063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167in" table:align="left"/>
    </style:style>
    <style:style style:name="Table3.A" style:family="table-column">
      <style:table-column-properties style:column-width="5.5417in"/>
    </style:style>
    <style:style style:name="Table3.B" style:family="table-column">
      <style:table-column-properties style:column-width="0.8958in"/>
    </style:style>
    <style:style style:name="Table3.C" style:family="table-column">
      <style:table-column-properties style:column-width="0.4792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color="#0084d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1">
      <style:paragraph-properties fo:margin-left="0.0035in" fo:margin-right="-0.0071in" fo:text-indent="0in" style:auto-text-indent="false">
        <style:tab-stops>
          <style:tab-stop style:position="-0.0417in"/>
          <style:tab-stop style:position="0.03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margin-left="0.0035in" fo:margin-right="-0.0071in" fo:text-align="center" style:justify-single-word="false" fo:text-indent="0in" style:auto-text-indent="false">
        <style:tab-stops>
          <style:tab-stop style:position="-0.0417in"/>
          <style:tab-stop style:position="0.03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margin-left="0.0035in" fo:margin-right="-0.0071in" fo:text-indent="0in" style:auto-text-indent="false"/>
    </style:style>
    <style:style style:name="P13" style:family="paragraph" style:parent-style-name="Standard" style:list-style-name="L1">
      <style:paragraph-properties fo:margin-left="0.0035in" fo:margin-right="-0.0071in" fo:text-align="center" style:justify-single-word="false" fo:text-indent="0in" style:auto-text-indent="false"/>
    </style:style>
    <style:style style:name="P14" style:family="paragraph" style:parent-style-name="Standard" style:list-style-name="L2">
      <style:paragraph-properties fo:margin-left="0.0035in" fo:margin-right="-0.0071in" fo:text-align="center" style:justify-single-word="false" fo:text-indent="0in" style:auto-text-indent="false"/>
    </style:style>
    <style:style style:name="P15" style:family="paragraph" style:parent-style-name="Standard" style:list-style-name="L3">
      <style:paragraph-properties fo:margin-left="0.0035in" fo:margin-right="-0.0071in" fo:text-align="center" style:justify-single-word="false" fo:text-indent="0in" style:auto-text-indent="false"/>
    </style:style>
    <style:style style:name="P16" style:family="paragraph" style:parent-style-name="Standard" style:list-style-name="L2">
      <style:paragraph-properties fo:margin-left="0.0035in" fo:margin-right="-0.0071in" fo:text-indent="0in" style:auto-text-indent="false"/>
    </style:style>
    <style:style style:name="P17" style:family="paragraph" style:parent-style-name="Standard" style:list-style-name="L3">
      <style:paragraph-properties fo:margin-left="0.0035in" fo:margin-right="-0.0071in" fo:text-indent="0in" style:auto-text-indent="false"/>
    </style:style>
    <style:style style:name="P18" style:family="paragraph" style:parent-style-name="Standard" style:list-style-name="L1">
      <style:paragraph-properties fo:margin-left="-0.0173in" fo:margin-right="0.0035in" fo:text-indent="-0.0102in" style:auto-text-indent="false">
        <style:tab-stops/>
      </style:paragraph-properties>
    </style:style>
    <style:style style:name="P19" style:family="paragraph" style:parent-style-name="Standard" style:list-style-name="L1">
      <style:paragraph-properties fo:margin-left="-0.0173in" fo:margin-right="0.0035in" fo:text-align="center" style:justify-single-word="false" fo:text-indent="-0.0102in" style:auto-text-indent="false">
        <style:tab-stops/>
      </style:paragraph-properties>
    </style:style>
    <style:style style:name="P20" style:family="paragraph" style:parent-style-name="Standard" style:list-style-name="L2">
      <style:paragraph-properties fo:margin-left="0.0138in" fo:margin-right="0.0035in" fo:text-indent="0in" style:auto-text-indent="false">
        <style:tab-stops/>
      </style:paragraph-properties>
    </style:style>
    <style:style style:name="P21" style:family="paragraph" style:parent-style-name="Standard" style:list-style-name="L3">
      <style:paragraph-properties fo:margin-left="0.0138in" fo:margin-right="0.0035in" fo:text-indent="0in" style:auto-text-indent="false">
        <style:tab-stops/>
      </style:paragraph-properties>
    </style:style>
    <style:style style:name="P22" style:family="paragraph" style:parent-style-name="Standard" style:list-style-name="L4">
      <style:paragraph-properties fo:margin-left="-0.0071in" fo:margin-right="0.0035in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4">
      <style:paragraph-properties fo:margin-left="-0.0071in" fo:margin-right="0.0035in" fo:text-indent="0in" style:auto-text-indent="false">
        <style:tab-stops/>
      </style:paragraph-properties>
    </style:style>
    <style:style style:name="P24" style:family="paragraph" style:parent-style-name="Standard" style:list-style-name="L4">
      <style:paragraph-properties fo:margin-left="0.0244in" fo:margin-right="0.0035in" fo:text-align="center" style:justify-single-word="false" fo:text-indent="0in" style:auto-text-indent="false">
        <style:tab-stops>
          <style:tab-stop style:position="-0.0209in"/>
          <style:tab-stop style:position="0.0311in"/>
          <style:tab-stop style:position="0.0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4">
      <style:paragraph-properties fo:margin-left="0.0244in" fo:margin-right="0.0035in" fo:text-align="center" style:justify-single-word="false" fo:text-indent="0in" style:auto-text-indent="false">
        <style:tab-stops>
          <style:tab-stop style:position="-0.0209in"/>
          <style:tab-stop style:position="0.0311in"/>
          <style:tab-stop style:position="0.052in"/>
        </style:tab-stops>
      </style:paragraph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lication core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1438492622" text:style-name="L1">
              <text:list-header>
                <text:p text:style-name="P5">Module / component</text:p>
              </text:list-header>
            </text:list>
          </table:table-cell>
          <table:table-cell table:style-name="Table1.B1" office:value-type="string">
            <text:list xml:id="list2055911126" text:continue-numbering="true" text:style-name="L1">
              <text:list-header>
                <text:p text:style-name="P10">Status</text:p>
              </text:list-header>
            </text:list>
          </table:table-cell>
          <table:table-cell table:style-name="Table1.C1" office:value-type="string">
            <text:list xml:id="list1695514553" text:continue-numbering="true" text:style-name="L1">
              <text:list-header>
                <text:p text:style-name="P10">Op</text:p>
              </text:list-header>
            </text:list>
          </table:table-cell>
        </table:table-row>
        <table:table-row>
          <table:table-cell table:style-name="Table1.A2" office:value-type="string">
            <text:list xml:id="list1899751028" text:continue-numbering="true" text:style-name="L1">
              <text:list-item>
                <text:p text:style-name="P4">dependencies manager</text:p>
              </text:list-item>
            </text:list>
          </table:table-cell>
          <table:table-cell table:style-name="Table1.B2" office:value-type="string">
            <text:list xml:id="list1570878587" text:continue-numbering="true" text:style-name="L1">
              <text:list-header>
                <text:p text:style-name="P12">V1.0 <text:s/>80%</text:p>
              </text:list-header>
            </text:list>
          </table:table-cell>
          <table:table-cell table:style-name="Table1.C2" office:value-type="string">
            <text:list xml:id="list808722278" text:continue-numbering="true" text:style-name="L1">
              <text:list-header>
                <text:p text:style-name="P13">1</text:p>
              </text:list-header>
            </text:list>
          </table:table-cell>
        </table:table-row>
        <table:table-row>
          <table:table-cell table:style-name="Table1.A2" office:value-type="string">
            <text:list xml:id="list376845015" text:continue-numbering="true" text:style-name="L1">
              <text:list-item>
                <text:p text:style-name="P4">calling component service</text:p>
              </text:list-item>
            </text:list>
          </table:table-cell>
          <table:table-cell table:style-name="Table1.B2" office:value-type="string">
            <text:list xml:id="list1552443594" text:continue-numbering="true" text:style-name="L1">
              <text:list-header>
                <text:p text:style-name="P18">V1.0 <text:s/>60%</text:p>
              </text:list-header>
            </text:list>
          </table:table-cell>
          <table:table-cell table:style-name="Table1.C2" office:value-type="string">
            <text:list xml:id="list1716035079" text:continue-numbering="true" text:style-name="L1">
              <text:list-header>
                <text:p text:style-name="P19">1</text:p>
              </text:list-header>
            </text:list>
          </table:table-cell>
        </table:table-row>
        <table:table-row>
          <table:table-cell table:style-name="Table1.A2" office:value-type="string">
            <text:list xml:id="list935964307" text:continue-numbering="true" text:style-name="L1">
              <text:list-item>
                <text:p text:style-name="P4">database management library</text:p>
              </text:list-item>
            </text:list>
          </table:table-cell>
          <table:table-cell table:style-name="Table1.B2" office:value-type="string">
            <text:list xml:id="list1939147535" text:continue-numbering="true" text:style-name="L1">
              <text:list-header>
                <text:p text:style-name="P12">V1.0 <text:s/>70%</text:p>
              </text:list-header>
            </text:list>
          </table:table-cell>
          <table:table-cell table:style-name="Table1.C2" office:value-type="string">
            <text:list xml:id="list609403063" text:continue-numbering="true" text:style-name="L1">
              <text:list-header>
                <text:p text:style-name="P13">1</text:p>
              </text:list-header>
            </text:list>
          </table:table-cell>
        </table:table-row>
        <table:table-row>
          <table:table-cell table:style-name="Table1.A2" office:value-type="string">
            <text:list xml:id="list64540433" text:style-name="L2">
              <text:list-item>
                <text:p text:style-name="P7">component managing pages / url</text:p>
                <text:p text:style-name="P7">(!! a page is something accessible in the CRM, not a displayed HTML page)</text:p>
              </text:list-item>
            </text:list>
          </table:table-cell>
          <table:table-cell table:style-name="Table1.B2" office:value-type="string">
            <text:list xml:id="list1288245123" text:continue-numbering="true" text:style-name="L2">
              <text:list-header>
                <text:p text:style-name="P16">V1.0 <text:s/>50%</text:p>
              </text:list-header>
            </text:list>
          </table:table-cell>
          <table:table-cell table:style-name="Table1.C2" office:value-type="string">
            <text:list xml:id="list321232664" text:continue-numbering="true" text:style-name="L2">
              <text:list-header>
                <text:p text:style-name="P14">1</text:p>
              </text:list-header>
            </text:list>
          </table:table-cell>
        </table:table-row>
        <table:table-row>
          <table:table-cell table:style-name="Table1.A2" office:value-type="string">
            <text:list xml:id="list318732419" text:continue-numbering="true" text:style-name="L2">
              <text:list-item>
                <text:p text:style-name="P7">display library</text:p>
              </text:list-item>
            </text:list>
          </table:table-cell>
          <table:table-cell table:style-name="Table1.C2" table:number-columns-spanned="2" office:value-type="string">
            <text:list xml:id="list864189360" text:continue-numbering="true" text:style-name="L2">
              <text:list-header>
                <text:p text:style-name="P16">Evolving <text:s text:c="2"/>permanently</text:p>
              </text:list-header>
            </text:list>
          </table:table-cell>
          <table:covered-table-cell/>
        </table:table-row>
        <table:table-row>
          <table:table-cell table:style-name="Table1.A2" office:value-type="string">
            <text:list xml:id="list742319293" text:continue-numbering="true" text:style-name="L2">
              <text:list-item>
                <text:p text:style-name="P7">menus container</text:p>
              </text:list-item>
            </text:list>
          </table:table-cell>
          <table:table-cell table:style-name="Table1.B2" office:value-type="string">
            <text:list xml:id="list1766937264" text:continue-numbering="true" text:style-name="L2">
              <text:list-header>
                <text:p text:style-name="P20">V1.0 <text:s/>20%</text:p>
              </text:list-header>
            </text:list>
          </table:table-cell>
          <table:table-cell table:style-name="Table1.C2" office:value-type="string">
            <text:list xml:id="list626850940" text:continue-numbering="true" text:style-name="L2">
              <text:list-header>
                <text:p text:style-name="P14">1</text:p>
              </text:list-header>
            </text:list>
          </table:table-cell>
        </table:table-row>
        <table:table-row>
          <table:table-cell table:style-name="Table1.A2" office:value-type="string">
            <text:list xml:id="list1739947259" text:continue-numbering="true" text:style-name="L2">
              <text:list-item>
                <text:p text:style-name="P7">Ajax engine / Jquery implementation, basic common JS functions</text:p>
              </text:list-item>
            </text:list>
          </table:table-cell>
          <table:table-cell table:style-name="Table1.B2" office:value-type="string">
            <text:list xml:id="list2100508441" text:continue-numbering="true" text:style-name="L2">
              <text:list-header>
                <text:p text:style-name="P16">V1.0 50%</text:p>
              </text:list-header>
            </text:list>
          </table:table-cell>
          <table:table-cell table:style-name="Table1.C2" office:value-type="string">
            <text:list xml:id="list1457504026" text:continue-numbering="true" text:style-name="L2">
              <text:list-header>
                <text:p text:style-name="P14">1</text:p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System core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list xml:id="list2013663209" text:continue-list="list609403063" text:style-name="L1">
              <text:list-header>
                <text:p text:style-name="P5">Module / component</text:p>
              </text:list-header>
            </text:list>
          </table:table-cell>
          <table:table-cell table:style-name="Table2.B1" office:value-type="string">
            <text:list xml:id="list1355936782" text:continue-numbering="true" text:style-name="L1">
              <text:list-header>
                <text:p text:style-name="P10">Status</text:p>
              </text:list-header>
            </text:list>
          </table:table-cell>
          <table:table-cell table:style-name="Table2.C1" office:value-type="string">
            <text:list xml:id="list1236732069" text:continue-numbering="true" text:style-name="L1">
              <text:list-header>
                <text:p text:style-name="P11">Op</text:p>
              </text:list-header>
            </text:list>
          </table:table-cell>
        </table:table-row>
        <table:table-row>
          <table:table-cell table:style-name="Table2.A2" office:value-type="string">
            <text:list xml:id="list399499035" text:continue-numbering="true" text:style-name="L1">
              <text:list-item>
                <text:p text:style-name="P4">form management &amp;&amp; automatic controls</text:p>
              </text:list-item>
            </text:list>
          </table:table-cell>
          <table:table-cell table:style-name="Table2.B2" office:value-type="string">
            <text:list xml:id="list1977454457" text:continue-numbering="true" text:style-name="L1">
              <text:list-header>
                <text:p text:style-name="P12">V1.0 <text:s/>30%</text:p>
              </text:list-header>
            </text:list>
          </table:table-cell>
          <table:table-cell table:style-name="Table2.C2" office:value-type="string">
            <text:list xml:id="list780915684" text:continue-numbering="true" text:style-name="L1">
              <text:list-header>
                <text:p text:style-name="P13">~</text:p>
              </text:list-header>
            </text:list>
          </table:table-cell>
        </table:table-row>
        <table:table-row>
          <table:table-cell table:style-name="Table2.A2" office:value-type="string">
            <text:list xml:id="list290000469" text:continue-numbering="true" text:style-name="L1">
              <text:list-item>
                <text:p text:style-name="P4">Access rights </text:p>
              </text:list-item>
            </text:list>
          </table:table-cell>
          <table:table-cell table:style-name="Table2.B2" office:value-type="string">
            <text:list xml:id="list2003820656" text:continue-numbering="true" text:style-name="L1">
              <text:list-header>
                <text:p text:style-name="P18">0%</text:p>
              </text:list-header>
            </text:list>
          </table:table-cell>
          <table:table-cell table:style-name="Table2.C2" office:value-type="string">
            <text:list xml:id="list1030174123" text:continue-numbering="true" text:style-name="L1">
              <text:list-header>
                <text:p text:style-name="P19">0</text:p>
              </text:list-header>
            </text:list>
          </table:table-cell>
        </table:table-row>
        <table:table-row>
          <table:table-cell table:style-name="Table2.A2" office:value-type="string">
            <text:list xml:id="list385019422" text:continue-numbering="true" text:style-name="L1">
              <text:list-item>
                <text:p text:style-name="P4">user management / user profile / preferences</text:p>
              </text:list-item>
            </text:list>
          </table:table-cell>
          <table:table-cell table:style-name="Table2.B2" office:value-type="string">
            <text:list xml:id="list1877906704" text:continue-numbering="true" text:style-name="L1">
              <text:list-header>
                <text:p text:style-name="P12">0%</text:p>
              </text:list-header>
            </text:list>
          </table:table-cell>
          <table:table-cell table:style-name="Table2.C2" office:value-type="string">
            <text:list xml:id="list543863598" text:continue-numbering="true" text:style-name="L1">
              <text:list-header>
                <text:p text:style-name="P13">0</text:p>
              </text:list-header>
            </text:list>
          </table:table-cell>
        </table:table-row>
        <table:table-row>
          <table:table-cell table:style-name="Table2.A2" office:value-type="string">
            <text:list xml:id="list609815201" text:style-name="L3">
              <text:list-item>
                <text:p text:style-name="P8">login</text:p>
              </text:list-item>
            </text:list>
          </table:table-cell>
          <table:table-cell table:style-name="Table2.B2" office:value-type="string">
            <text:list xml:id="list102945372" text:continue-numbering="true" text:style-name="L3">
              <text:list-header>
                <text:p text:style-name="P17">V1.0 20%</text:p>
              </text:list-header>
            </text:list>
          </table:table-cell>
          <table:table-cell table:style-name="Table2.C2" office:value-type="string">
            <text:list xml:id="list1266960213" text:continue-numbering="true" text:style-name="L3">
              <text:list-header>
                <text:p text:style-name="P15">~</text:p>
              </text:list-header>
            </text:list>
          </table:table-cell>
        </table:table-row>
        <table:table-row>
          <table:table-cell table:style-name="Table2.A2" office:value-type="string">
            <text:list xml:id="list1318244446" text:continue-numbering="true" text:style-name="L3">
              <text:list-item>
                <text:p text:style-name="P8">Homepage - portal</text:p>
              </text:list-item>
            </text:list>
          </table:table-cell>
          <table:table-cell table:style-name="Table2.B2" office:value-type="string">
            <text:list xml:id="list445448958" text:continue-numbering="true" text:style-name="L3">
              <text:list-header>
                <text:p text:style-name="P17">V1.0 20%</text:p>
              </text:list-header>
            </text:list>
          </table:table-cell>
          <table:table-cell table:style-name="Table2.C2" office:value-type="string">
            <text:list xml:id="list637578729" text:continue-numbering="true" text:style-name="L3">
              <text:list-header>
                <text:p text:style-name="P15">/</text:p>
              </text:list-header>
            </text:list>
          </table:table-cell>
        </table:table-row>
        <table:table-row>
          <table:table-cell table:style-name="Table2.A2" office:value-type="string">
            <text:list xml:id="list852454448" text:continue-numbering="true" text:style-name="L3">
              <text:list-item>
                <text:p text:style-name="P8"/>
              </text:list-item>
            </text:list>
          </table:table-cell>
          <table:table-cell table:style-name="Table2.B2" office:value-type="string">
            <text:list xml:id="list1347071835" text:continue-numbering="true" text:style-name="L3">
              <text:list-header>
                <text:p text:style-name="P21"/>
              </text:list-header>
            </text:list>
          </table:table-cell>
          <table:table-cell table:style-name="Table2.C2" office:value-type="string">
            <text:list xml:id="list394901186" text:continue-numbering="true" text:style-name="L3">
              <text:list-header>
                <text:p text:style-name="P15"/>
              </text:list-header>
            </text:list>
          </table:table-cell>
        </table:table-row>
        <table:table-row>
          <table:table-cell table:style-name="Table2.A2" office:value-type="string">
            <text:list xml:id="list1427516081" text:continue-numbering="true" text:style-name="L3">
              <text:list-header>
                <text:p text:style-name="P8"/>
              </text:list-header>
            </text:list>
          </table:table-cell>
          <table:table-cell table:style-name="Table2.B2" office:value-type="string">
            <text:list xml:id="list453491880" text:continue-numbering="true" text:style-name="L3">
              <text:list-header>
                <text:p text:style-name="P17"/>
              </text:list-header>
            </text:list>
          </table:table-cell>
          <table:table-cell table:style-name="Table2.C2" office:value-type="string">
            <text:list xml:id="list681792420" text:continue-numbering="true" text:style-name="L3">
              <text:list-header>
                <text:p text:style-name="P15"/>
              </text:list-header>
            </text:list>
          </table:table-cell>
        </table:table-row>
      </table:table>
      <text:p text:style-name="Standard"/>
      <text:p text:style-name="Standard"/>
      <text:p text:style-name="P3"/>
      <text:p text:style-name="P2">Users / admin functionality level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list xml:id="list1276898166" text:style-name="L4">
              <text:list-header>
                <text:p text:style-name="P6">Module / component</text:p>
              </text:list-header>
            </text:list>
          </table:table-cell>
          <table:table-cell table:style-name="Table3.B1" office:value-type="string">
            <text:list xml:id="list1711907070" text:continue-numbering="true" text:style-name="L4">
              <text:list-header>
                <text:p text:style-name="P22">Status</text:p>
              </text:list-header>
            </text:list>
          </table:table-cell>
          <table:table-cell table:style-name="Table3.C1" office:value-type="string">
            <text:list xml:id="list1283339811" text:continue-numbering="true" text:style-name="L4">
              <text:list-header>
                <text:p text:style-name="P24">Op</text:p>
              </text:list-header>
            </text:list>
          </table:table-cell>
        </table:table-row>
        <table:table-row>
          <table:table-cell table:style-name="Table3.A2" office:value-type="string">
            <text:list xml:id="list1389770283" text:continue-numbering="true" text:style-name="L4">
              <text:list-item>
                <text:p text:style-name="P9">All the rest of the functionalities</text:p>
              </text:list-item>
            </text:list>
          </table:table-cell>
          <table:table-cell table:style-name="Table3.B2" office:value-type="string">
            <text:list xml:id="list1297019257" text:continue-numbering="true" text:style-name="L4">
              <text:list-header>
                <text:p text:style-name="P23">0%</text:p>
              </text:list-header>
            </text:list>
          </table:table-cell>
          <table:table-cell table:style-name="Table3.C2" office:value-type="string">
            <text:list xml:id="list1875849321" text:continue-numbering="true" text:style-name="L4">
              <text:list-header>
                <text:p text:style-name="P25">0</text:p>
              </text:list-header>
            </text:list>
          </table:table-cell>
        </table:table-row>
        <table:table-row>
          <table:table-cell table:style-name="Table3.A2" office:value-type="string">
            <text:list xml:id="list947892465" text:continue-numbering="true" text:style-name="L4">
              <text:list-item>
                <text:p text:style-name="P9"/>
              </text:list-item>
            </text:list>
          </table:table-cell>
          <table:table-cell table:style-name="Table3.B2" office:value-type="string">
            <text:list xml:id="list1215702620" text:continue-numbering="true" text:style-name="L4">
              <text:list-header>
                <text:p text:style-name="P23"/>
              </text:list-header>
            </text:list>
          </table:table-cell>
          <table:table-cell table:style-name="Table3.C2" office:value-type="string">
            <text:list xml:id="list1151528269" text:continue-numbering="true" text:style-name="L4">
              <text:list-header>
                <text:p text:style-name="P25"/>
              </text:list-header>
            </text:list>
          </table:table-cell>
        </table:table-row>
        <table:table-row>
          <table:table-cell table:style-name="Table3.A2" office:value-type="string">
            <text:list xml:id="list779730596" text:continue-numbering="true" text:style-name="L4">
              <text:list-item>
                <text:p text:style-name="P9">Sending emails</text:p>
              </text:list-item>
            </text:list>
          </table:table-cell>
          <table:table-cell table:style-name="Table3.B2" office:value-type="string">
            <text:list xml:id="list389814324" text:continue-numbering="true" text:style-name="L4">
              <text:list-header>
                <text:p text:style-name="P23"/>
              </text:list-header>
            </text:list>
          </table:table-cell>
          <table:table-cell table:style-name="Table3.C2" office:value-type="string">
            <text:list xml:id="list206435260" text:continue-numbering="true" text:style-name="L4">
              <text:list-header>
                <text:p text:style-name="P25"/>
              </text:list-header>
            </text:list>
          </table:table-cell>
        </table:table-row>
        <table:table-row>
          <table:table-cell table:style-name="Table3.A2" office:value-type="string">
            <text:list xml:id="list1144888201" text:continue-numbering="true" text:style-name="L4">
              <text:list-item>
                <text:p text:style-name="P9">AdressBook</text:p>
              </text:list-item>
            </text:list>
          </table:table-cell>
          <table:table-cell table:style-name="Table3.B2" office:value-type="string">
            <text:list xml:id="list185443703" text:continue-numbering="true" text:style-name="L4">
              <text:list-header>
                <text:p text:style-name="P23"/>
              </text:list-header>
            </text:list>
          </table:table-cell>
          <table:table-cell table:style-name="Table3.C2" office:value-type="string">
            <text:list xml:id="list953009514" text:continue-numbering="true" text:style-name="L4">
              <text:list-header>
                <text:p text:style-name="P25"/>
              </text:list-header>
            </text:list>
          </table:table-cell>
        </table:table-row>
        <table:table-row>
          <table:table-cell table:style-name="Table3.A2" office:value-type="string">
            <text:list xml:id="list1400547240" text:continue-numbering="true" text:style-name="L4">
              <text:list-item>
                <text:p text:style-name="P9">Events (generic terms for any event related to a contact or company)</text:p>
              </text:list-item>
            </text:list>
          </table:table-cell>
          <table:table-cell table:style-name="Table3.B2" office:value-type="string">
            <text:list xml:id="list2154922929" text:continue-numbering="true" text:style-name="L4">
              <text:list-header>
                <text:p text:style-name="P23"/>
              </text:list-header>
            </text:list>
          </table:table-cell>
          <table:table-cell table:style-name="Table3.C2" office:value-type="string">
            <text:list xml:id="list1948842207" text:continue-numbering="true" text:style-name="L4">
              <text:list-header>
                <text:p text:style-name="P25"/>
              </text:list-header>
            </text:list>
          </table:table-cell>
        </table:table-row>
        <table:table-row>
          <table:table-cell table:style-name="Table3.A2" office:value-type="string">
            <text:list xml:id="list1751225233" text:continue-numbering="true" text:style-name="L4">
              <text:list-item>
                <text:p text:style-name="P9">...</text:p>
              </text:list-item>
            </text:list>
          </table:table-cell>
          <table:table-cell table:style-name="Table3.B2" office:value-type="string">
            <text:list xml:id="list1851004555" text:continue-numbering="true" text:style-name="L4">
              <text:list-header>
                <text:p text:style-name="P23"/>
              </text:list-header>
            </text:list>
          </table:table-cell>
          <table:table-cell table:style-name="Table3.C2" office:value-type="string">
            <text:list xml:id="list310880727" text:continue-numbering="true" text:style-name="L4">
              <text:list-header>
                <text:p text:style-name="P25"/>
              </text:list-header>
            </text:list>
          </table:table-cell>
        </table:table-row>
        <table:table-row>
          <table:table-cell table:style-name="Table3.A2" office:value-type="string">
            <text:list xml:id="list1819829175" text:continue-numbering="true" text:style-name="L4">
              <text:list-header>
                <text:p text:style-name="P9"/>
              </text:list-header>
            </text:list>
          </table:table-cell>
          <table:table-cell table:style-name="Table3.B2" office:value-type="string">
            <text:list xml:id="list936139690" text:continue-numbering="true" text:style-name="L4">
              <text:list-header>
                <text:p text:style-name="P23"/>
              </text:list-header>
            </text:list>
          </table:table-cell>
          <table:table-cell table:style-name="Table3.C2" office:value-type="string">
            <text:list xml:id="list1594783744" text:continue-numbering="true" text:style-name="L4">
              <text:list-header>
                <text:p text:style-name="P25"/>
              </text:list-header>
            </text:list>
          </table:table-cell>
        </table:table-row>
      </table:table>
      <text:list xml:id="list83453055" text:continue-numbering="true" text:style-name="L4">
        <text:list-header>
          <text:p text:style-name="P9"/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9-30T10:40:56</meta:creation-date>
    <dc:date>2011-09-30T14:23:05</dc:date>
    <dc:creator>root </dc:creator>
    <meta:editing-duration>PT00H23M58S</meta:editing-duration>
    <meta:editing-cycles>10</meta:editing-cycles>
    <meta:generator>OpenOffice.org/3.2$Unix OpenOffice.org_project/320m19$Build-9505</meta:generator>
    <meta:document-statistic meta:table-count="3" meta:image-count="0" meta:object-count="0" meta:page-count="2" meta:paragraph-count="55" meta:word-count="191" meta:character-count="822"/>
  </office:meta>
</office:document-meta>
</file>